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42BC217D965A6B9B5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galopolis Extra" svg:font-family="'Megalopolis Extr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3465a4" draw:fill-color="#ffffff" draw:opacity="75%" draw:textarea-horizontal-align="justify" draw:textarea-vertical-align="middle" draw:auto-grow-height="false" fo:min-height="10.483cm" fo:min-width="23.304cm"/>
    </style:style>
    <style:style style:name="gr2" style:family="graphic" style:parent-style-name="Object_20_with_20_shadow">
      <style:graphic-properties fo:min-height="7.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Megalopolis Extra"/>
    </style:style>
    <style:style style:name="T1" style:family="text">
      <style:text-properties style:font-name="Megalopolis Extra" fo:font-size="48pt" style:font-size-asian="48pt" style:font-size-complex="48pt"/>
    </style:style>
    <style:style style:name="T2" style:family="text">
      <style:text-properties style:font-name="Megalopolis Extr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448cm" svg:height="12.827cm" svg:x="0.619cm" svg:y="4.175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23.68106312292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0.066cm" svg:height="7.62cm" svg:x="2.651cm" svg:y="5.191cm">
          <draw:text-box>
            <text:p><text:span text:style-name="T1">Is it a bird?</text:span></text:p>
            <text:p><text:span text:style-name="T1">Is it a plane?</text:span></text:p>
            <text:p><text:span text:style-name="T1">Accelerating Python with numba</text:span></text:p>
          </draw:text-box>
        </draw:frame>
        <draw:frame draw:style-name="gr3" draw:text-style-name="P3" draw:layer="layout" svg:width="17.211cm" svg:height="1.521cm" svg:x="10.911cm" svg:y="14.716cm">
          <draw:text-box>
            <text:p text:style-name="P2"><text:span text:style-name="T2">Juan Luis Cano Rodríguez &lt;hello@juanlu.space&gt;</text:span></text:p>
            <text:p text:style-name="P2"><text:span text:style-name="T2">2019-06-15 Pylondinium @ Bloombe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galopolis Extra" svg:font-family="'Megalopolis Extr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6400000042BC217D965A6B9B5D3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02cm" draw:shadow-offset-y="0.102cm" draw:shadow-color="#999999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shadow" style:display-name="Object with shadow" style:family="graphic" style:parent-style-name="standard">
      <style:graphic-properties draw:stroke="none" svg:stroke-color="#3465a4" draw:fill="none" draw:shadow="visible" draw:shadow-offset-x="0.152cm" draw:shadow-offset-y="0.152cm" draw:shadow-color="#b2b2b2" text:animation-delay="P0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18:55.961937744</meta:creation-date>
    <dc:date>2019-06-14T12:55:08.947854022</dc:date>
    <meta:editing-duration>PT26M2S</meta:editing-duration>
    <meta:editing-cycles>1</meta:editing-cycles>
    <meta:document-statistic meta:object-count="3"/>
    <meta:generator>LibreOffice/6.2.4.2.0$Linux_X86_64 LibreOffice_project/b154c0ac6cf11bc010cb60509e6db2f74a9a9fa3</meta:generator>
  </office:meta>
</office:document-meta>
</file>